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52DAE6BCE7EA0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3.44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6.919cm" svg:height="8.371cm" svg:x="0.057cm" svg:y="0.076cm">
          <draw:image xlink:href="Pictures/100000000000078000000438552DAE6BCE7EA0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8:23:32.384000000</meta:creation-date>
    <dc:date>2016-07-02T18:36:25.628000000</dc:date>
    <meta:editing-duration>PT2M41S</meta:editing-duration>
    <meta:editing-cycles>1</meta:editing-cycles>
    <meta:document-statistic meta:object-count="1"/>
    <meta:generator>LibreOffice/5.1.0.3$Windows_x86 LibreOffice_project/5e3e00a007d9b3b6efb6797a8b8e57b51ab1f737</meta:generator>
  </office:meta>
</office:document-meta>
</file>